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justify"/>
    </style:style>
  </office:automatic-styles>
  <office:body>
    <office:text text:use-soft-page-breaks="true">
      <text:p text:style-name="P1">Normal left aligned</text:p>
      <text:p text:style-name="P2">Normal right aligned</text:p>
      <text:p text:style-name="P3">Normal centered</text:p>
      <text:p text:style-name="P4">Normal justified Lorem ipsum dolor sit amet, ut malis viris graeco vix, sit munere referrentur ex. Error sonet pri eu, ut<text:s/>nominati consequat cum. Nibh dicat has at, ius ex quem essent bland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</dc:creator>
    <meta:creation-date>2017-10-31T10:19:00Z</meta:creation-date>
    <dc:date>2018-01-27T21:33:00Z</dc:date>
    <meta:template xlink:href="Normal.dotm" xlink:type="simple"/>
    <meta:editing-cycles>8</meta:editing-cycles>
    <meta:editing-duration>PT240S</meta:editing-duration>
    <meta:document-statistic meta:page-count="1" meta:paragraph-count="1" meta:word-count="37" meta:character-count="249" meta:row-count="1" meta:non-whitespace-character-count="213"/>
  </office:meta>
</office:document-meta>
</file>